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271a" officeooo:paragraph-rsid="001e271a"/>
    </style:style>
    <style:style style:name="P2" style:family="paragraph" style:parent-style-name="Standard">
      <style:text-properties officeooo:rsid="001f567c" officeooo:paragraph-rsid="001f567c"/>
    </style:style>
    <style:style style:name="P3" style:family="paragraph" style:parent-style-name="Standard">
      <style:text-properties officeooo:paragraph-rsid="001fabfb"/>
    </style:style>
    <style:style style:name="P4" style:family="paragraph" style:parent-style-name="Standard">
      <style:text-properties officeooo:rsid="0020591a" officeooo:paragraph-rsid="001e271a"/>
    </style:style>
    <style:style style:name="P5" style:family="paragraph" style:parent-style-name="Standard">
      <style:text-properties officeooo:rsid="001e271a" officeooo:paragraph-rsid="001e271a"/>
    </style:style>
    <style:style style:name="P6" style:family="paragraph" style:parent-style-name="Standard">
      <style:text-properties officeooo:rsid="001e271a" officeooo:paragraph-rsid="0025712f"/>
    </style:style>
    <style:style style:name="P7" style:family="paragraph" style:parent-style-name="Standard">
      <style:text-properties officeooo:rsid="00235edf" officeooo:paragraph-rsid="00235edf"/>
    </style:style>
    <style:style style:name="P8" style:family="paragraph" style:parent-style-name="Standard">
      <style:text-properties officeooo:paragraph-rsid="00235edf"/>
    </style:style>
    <style:style style:name="P9" style:family="paragraph" style:parent-style-name="Standard">
      <style:text-properties officeooo:paragraph-rsid="002396c7"/>
    </style:style>
    <style:style style:name="P10" style:family="paragraph" style:parent-style-name="Standard">
      <style:text-properties officeooo:paragraph-rsid="0025712f"/>
    </style:style>
    <style:style style:name="T1" style:family="text">
      <style:text-properties officeooo:rsid="001e271a"/>
    </style:style>
    <style:style style:name="T2" style:family="text">
      <style:text-properties officeooo:rsid="001f567c"/>
    </style:style>
    <style:style style:name="T3" style:family="text">
      <style:text-properties officeooo:rsid="001fabfb"/>
    </style:style>
    <style:style style:name="T4" style:family="text">
      <style:text-properties style:text-underline-style="solid" style:text-underline-width="auto" style:text-underline-color="font-color" officeooo:rsid="001e271a"/>
    </style:style>
    <style:style style:name="T5" style:family="text">
      <style:text-properties fo:color="#000080" fo:language="zxx" fo:country="none" style:text-underline-style="solid" style:text-underline-width="auto" style:text-underline-color="font-color" officeooo:rsid="001fabfb" style:language-asian="zxx" style:country-asian="none" style:language-complex="zxx" style:country-complex="none"/>
    </style:style>
    <style:style style:name="T6" style:family="text">
      <style:text-properties fo:color="#000080" fo:language="zxx" fo:country="none" style:text-underline-style="solid" style:text-underline-width="auto" style:text-underline-color="font-color" officeooo:rsid="00235edf" style:language-asian="zxx" style:country-asian="none" style:language-complex="zxx" style:country-complex="none"/>
    </style:style>
    <style:style style:name="T7" style:family="text">
      <style:text-properties fo:color="#000080" fo:language="zxx" fo:country="none" style:text-underline-style="solid" style:text-underline-width="auto" style:text-underline-color="font-color" officeooo:rsid="0025712f" style:language-asian="zxx" style:country-asian="none" style:language-complex="zxx" style:country-complex="none"/>
    </style:style>
    <style:style style:name="T8" style:family="text">
      <style:text-properties fo:color="#000080" fo:language="zxx" fo:country="none" style:text-underline-style="none" officeooo:rsid="0025712f" style:language-asian="zxx" style:country-asian="none" style:language-complex="zxx" style:country-complex="none"/>
    </style:style>
    <style:style style:name="T9" style:family="text">
      <style:text-properties style:text-underline-style="none" officeooo:rsid="001f567c"/>
    </style:style>
    <style:style style:name="T10" style:family="text">
      <style:text-properties style:text-underline-style="none" officeooo:rsid="001fabfb"/>
    </style:style>
    <style:style style:name="T11" style:family="text">
      <style:text-properties style:text-underline-style="none" officeooo:rsid="001e271a"/>
    </style:style>
    <style:style style:name="T12" style:family="text">
      <style:text-properties officeooo:rsid="0020591a"/>
    </style:style>
    <style:style style:name="T13" style:family="text">
      <style:text-properties officeooo:rsid="00235edf"/>
    </style:style>
    <style:style style:name="T14" style:family="text">
      <style:text-properties officeooo:rsid="002396c7"/>
    </style:style>
    <style:style style:name="T15" style:family="text">
      <style:text-properties officeooo:rsid="0025712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uebas soajs:</text:p>
      <text:p text:style-name="P1"/>
      <text:p text:style-name="P2">estor:</text:p>
      <text:p text:style-name="P2"/>
      <text:p text:style-name="P2">curl -d id=1 -X POST <text:a xlink:type="simple" xlink:href="http://localhost:1507/estor/leerAuto" text:style-name="Internet_20_link" text:visited-style-name="Visited_20_Internet_20_Link">http://localhost:1507/estor/leerAuto</text:a></text:p>
      <text:p text:style-name="P2"/>
      <text:p text:style-name="P3"><text:span text:style-name="T2">curl -d </text:span><text:span text:style-name="T1">"</text:span><text:span text:style-name="T2">id=1</text:span><text:span text:style-name="T1">&amp;nivel=</text:span><text:span text:style-name="T3">52</text:span><text:span text:style-name="T1">&amp;hora="12:12""</text:span><text:span text:style-name="T2"> -X POST </text:span><text:a xlink:type="simple" xlink:href="http://localhost:1507/estor/crearAuto" text:style-name="Internet_20_link" text:visited-style-name="Visited_20_Internet_20_Link"><text:span text:style-name="T2">http://localhost:1507/estor/crearAuto</text:span></text:a></text:p>
      <text:p text:style-name="P3"/>
      <text:p text:style-name="P3"><text:span text:style-name="T2">curl -d </text:span><text:span text:style-name="T1">"</text:span><text:span text:style-name="T2">id=</text:span><text:span text:style-name="T9">1</text:span><text:span text:style-name="T10">0</text:span><text:span text:style-name="T11">"</text:span><text:span text:style-name="T2"> -X POST </text:span><text:a xlink:type="simple" xlink:href="http://localhost:1507/estor/crearAuto" text:style-name="Internet_20_link" text:visited-style-name="Visited_20_Internet_20_Link"><text:span text:style-name="T2">http://localhost:1507/estor/</text:span></text:a><text:a xlink:type="simple" xlink:href="http://localhost:1507/estor/crearAuto" text:style-name="Internet_20_link" text:visited-style-name="Visited_20_Internet_20_Link"><text:span text:style-name="T5">borrar</text:span></text:a><text:a xlink:type="simple" xlink:href="http://localhost:1507/estor/crearAuto" text:style-name="Internet_20_link" text:visited-style-name="Visited_20_Internet_20_Link"><text:span text:style-name="T2">Auto</text:span></text:a></text:p>
      <text:p text:style-name="P4"/>
      <text:p text:style-name="P1">curl -d id=1 -X POST <text:a xlink:type="simple" xlink:href="http://localhost:1507/estor/leerDespertador" text:style-name="Internet_20_link" text:visited-style-name="Visited_20_Internet_20_Link">http://localhost:1507/estor/leerDespertador</text:a></text:p>
      <text:p text:style-name="P1"/>
      <text:p text:style-name="P1">curl -d "id=1&amp;estado=1&amp;nivel=89&amp;hora="12:12"&amp;diasemana=[1,2,3,4,5,6,7]" -X POST <text:a xlink:type="simple" xlink:href="http://localhost:1507/estor/crearDespertador" text:style-name="Internet_20_link" text:visited-style-name="Visited_20_Internet_20_Link">http://localhost:1507/estor/crearDespertador</text:a></text:p>
      <text:p text:style-name="P1"/>
      <text:p text:style-name="P1">curl -d "id=8&amp;id_estor=1&amp;estado=1&amp;nivel=89&amp;hora="12:12"&amp;diasemana=[1,2,3,4,5,6,7]" -X POST <text:a xlink:type="simple" xlink:href="http://localhost:1507/estor/modificarDespertador" text:style-name="Internet_20_link" text:visited-style-name="Visited_20_Internet_20_Link">http://localhost:1507/estor/modificarDespertador</text:a></text:p>
      <text:p text:style-name="P1"/>
      <text:p text:style-name="P10"><text:span text:style-name="T1">curl -d "id=</text:span><text:span text:style-name="T15">40</text:span><text:span text:style-name="T1">&amp;</text:span><text:span text:style-name="T15">id_estor=1</text:span><text:span text:style-name="T1">" -X POST </text:span><text:a xlink:type="simple" xlink:href="http://localhost:1507/estor/borrarDespertador" text:style-name="Internet_20_link" text:visited-style-name="Visited_20_Internet_20_Link"><text:span text:style-name="T1">http://localhost:1507/estor/</text:span></text:a><text:a xlink:type="simple" xlink:href="http://localhost:1507/estor/borrarDespertador" text:style-name="Internet_20_link" text:visited-style-name="Visited_20_Internet_20_Link"><text:span text:style-name="T7">desactiva</text:span></text:a><text:a xlink:type="simple" xlink:href="http://localhost:1507/estor/borrarDespertador" text:style-name="Internet_20_link" text:visited-style-name="Visited_20_Internet_20_Link"><text:span text:style-name="T1">rDespertador</text:span></text:a></text:p>
      <text:p text:style-name="P10"><text:span text:style-name="T1">curl -d "id=</text:span><text:span text:style-name="T15">40</text:span><text:span text:style-name="T1">&amp;</text:span><text:span text:style-name="T15">id_estor=1</text:span><text:span text:style-name="T1">" -X POST </text:span><text:a xlink:type="simple" xlink:href="http://localhost:1507/estor/borrarDespertador" text:style-name="Internet_20_link" text:visited-style-name="Visited_20_Internet_20_Link"><text:span text:style-name="T4">http://localhost:1507/estor/</text:span></text:a><text:a xlink:type="simple" xlink:href="http://localhost:1507/estor/borrarDespertador" text:style-name="Internet_20_link" text:visited-style-name="Visited_20_Internet_20_Link"><text:span text:style-name="T7">activa</text:span></text:a><text:a xlink:type="simple" xlink:href="http://localhost:1507/estor/borrarDespertador" text:style-name="Internet_20_link" text:visited-style-name="Visited_20_Internet_20_Link"><text:span text:style-name="T4">rDespertador</text:span></text:a></text:p>
      <text:p text:style-name="P6"/>
      <text:p text:style-name="P10"><text:span text:style-name="T1">curl -d "id=</text:span><text:span text:style-name="T15">4</text:span><text:span text:style-name="T1">1&amp;</text:span><text:span text:style-name="T15">id_estor=1</text:span><text:span text:style-name="T1">" -X POST </text:span><text:a xlink:type="simple" xlink:href="http://localhost:1507/estor/crearDespertador" text:style-name="Internet_20_link" text:visited-style-name="Visited_20_Internet_20_Link"><text:span text:style-name="T1">http://localhost:1507/estor/</text:span></text:a><text:a xlink:type="simple" xlink:href="http://localhost:1507/estor/crearDespertador" text:style-name="Internet_20_link" text:visited-style-name="Visited_20_Internet_20_Link"><text:span text:style-name="T7">borr</text:span></text:a><text:a xlink:type="simple" xlink:href="http://localhost:1507/estor/crearDespertador" text:style-name="Internet_20_link" text:visited-style-name="Visited_20_Internet_20_Link"><text:span text:style-name="T1">arDespertador</text:span></text:a></text:p>
      <text:p text:style-name="P1"/>
      <text:p text:style-name="P1"/>
      <text:p text:style-name="P7">luces:</text:p>
      <text:p text:style-name="P7"/>
      <text:p text:style-name="P8"><text:span text:style-name="T2">curl -d </text:span><text:span text:style-name="T1">"</text:span><text:span text:style-name="T2">id=</text:span><text:span text:style-name="T13">2</text:span><text:span text:style-name="T1">&amp;hora="12:12""</text:span><text:span text:style-name="T2"> -X POST </text:span><text:a xlink:type="simple" xlink:href="http://localhost:1507/luces/cambiarHoraAlumbradoGrupo" text:style-name="Internet_20_link" text:visited-style-name="Visited_20_Internet_20_Link"><text:span text:style-name="T2">http://localhost:1507/</text:span></text:a><text:a xlink:type="simple" xlink:href="http://localhost:1507/luces/cambiarHoraAlumbradoGrupo" text:style-name="Internet_20_link" text:visited-style-name="Visited_20_Internet_20_Link"><text:span text:style-name="T6">luces</text:span></text:a><text:a xlink:type="simple" xlink:href="http://localhost:1507/luces/cambiarHoraAlumbradoGrupo" text:style-name="Internet_20_link" text:visited-style-name="Visited_20_Internet_20_Link"><text:span text:style-name="T2">/c</text:span></text:a><text:a xlink:type="simple" xlink:href="http://localhost:1507/luces/cambiarHoraAlumbradoGrupo" text:style-name="Internet_20_link" text:visited-style-name="Visited_20_Internet_20_Link"><text:span text:style-name="T13">ambiarHoraAlumbradoGrupo</text:span></text:a></text:p>
      <text:p text:style-name="P8"/>
      <text:p text:style-name="P9"><text:span text:style-name="T2">curl -d </text:span><text:span text:style-name="T1">"</text:span><text:span text:style-name="T2">id=</text:span><text:span text:style-name="T13">2</text:span><text:span text:style-name="T1">&amp;</text:span><text:span text:style-name="T14">estado</text:span><text:span text:style-name="T1">=</text:span><text:span text:style-name="T14">0</text:span><text:span text:style-name="T1">"</text:span><text:span text:style-name="T2"> -X POST </text:span><text:a xlink:type="simple" xlink:href="http://localhost:1507/estor/crearAuto" text:style-name="Internet_20_link" text:visited-style-name="Visited_20_Internet_20_Link"><text:span text:style-name="T2">http://localhost:1507/</text:span></text:a><text:a xlink:type="simple" xlink:href="http://localhost:1507/estor/crearAuto" text:style-name="Internet_20_link" text:visited-style-name="Visited_20_Internet_20_Link"><text:span text:style-name="T6">luces</text:span></text:a><text:a xlink:type="simple" xlink:href="http://localhost:1507/estor/crearAuto" text:style-name="Internet_20_link" text:visited-style-name="Visited_20_Internet_20_Link"><text:span text:style-name="T2">/c</text:span></text:a><text:span text:style-name="T13">ambiar</text:span><text:span text:style-name="T14">Modo</text:span><text:span text:style-name="T13">AlumbradoGrupo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5T09:05:10.948658868</meta:creation-date>
    <dc:date>2021-07-02T13:15:01.571595282</dc:date>
    <meta:editing-duration>P2DT22M7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70" meta:character-count="973" meta:non-whitespace-character-count="917"/>
  </office:meta>
</office:document-meta>
</file>